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"__constant int edgeTable[256]={"</text:p>
      <text:p text:style-name="Preformatted_20_Text">"0x0 <text:s/>, 0x109, 0x203, 0x30a, 0x406, 0x50f, 0x605, 0x70c,"</text:p>
      <text:p text:style-name="Preformatted_20_Text">"0x80c, 0x905, 0xa0f, 0xb06, 0xc0a, 0xd03, 0xe09, 0xf00,"</text:p>
      <text:p text:style-name="Preformatted_20_Text">"0x190, 0x99 , 0x393, 0x29a, 0x596, 0x49f, 0x795, 0x69c,"</text:p>
      <text:p text:style-name="Preformatted_20_Text">"0x99c, 0x895, 0xb9f, 0xa96, 0xd9a, 0xc93, 0xf99, 0xe90,"</text:p>
      <text:p text:style-name="Preformatted_20_Text">"0x230, 0x339, 0x33 , 0x13a, 0x636, 0x73f, 0x435, 0x53c,"</text:p>
      <text:p text:style-name="Preformatted_20_Text">"0xa3c, 0xb35, 0x83f, 0x936, 0xe3a, 0xf33, 0xc39, 0xd30,"</text:p>
      <text:p text:style-name="Preformatted_20_Text">"0x3a0, 0x2a9, 0x1a3, 0xaa , 0x7a6, 0x6af, 0x5a5, 0x4ac,"</text:p>
      <text:p text:style-name="Preformatted_20_Text">"0xbac, 0xaa5, 0x9af, 0x8a6, 0xfaa, 0xea3, 0xda9, 0xca0,"</text:p>
      <text:p text:style-name="Preformatted_20_Text">"0x460, 0x569, 0x663, 0x76a, 0x66 , 0x16f, 0x265, 0x36c,"</text:p>
      <text:p text:style-name="Preformatted_20_Text">"0xc6c, 0xd65, 0xe6f, 0xf66, 0x86a, 0x963, 0xa69, 0xb60,"</text:p>
      <text:p text:style-name="Preformatted_20_Text">"0x5f0, 0x4f9, 0x7f3, 0x6fa, 0x1f6, 0xff , 0x3f5, 0x2fc,"</text:p>
      <text:p text:style-name="Preformatted_20_Text">"0xdfc, 0xcf5, 0xfff, 0xef6, 0x9fa, 0x8f3, 0xbf9, 0xaf0,"</text:p>
      <text:p text:style-name="Preformatted_20_Text">"0x650, 0x759, 0x453, 0x55a, 0x256, 0x35f, 0x55 , 0x15c,"</text:p>
      <text:p text:style-name="Preformatted_20_Text">"0xe5c, 0xf55, 0xc5f, 0xd56, 0xa5a, 0xb53, 0x859, 0x950,"</text:p>
      <text:p text:style-name="Preformatted_20_Text">"0x7c0, 0x6c9, 0x5c3, 0x4ca, 0x3c6, 0x2cf, 0x1c5, 0xcc ,"</text:p>
      <text:p text:style-name="Preformatted_20_Text">"0xfcc, 0xec5, 0xdcf, 0xcc6, 0xbca, 0xac3, 0x9c9, 0x8c0,"</text:p>
      <text:p text:style-name="Preformatted_20_Text">"0x8c0, 0x9c9, 0xac3, 0xbca, 0xcc6, 0xdcf, 0xec5, 0xfcc,"</text:p>
      <text:p text:style-name="Preformatted_20_Text">"0xcc , 0x1c5, 0x2cf, 0x3c6, 0x4ca, 0x5c3, 0x6c9, 0x7c0,"</text:p>
      <text:p text:style-name="Preformatted_20_Text">"0x950, 0x859, 0xb53, 0xa5a, 0xd56, 0xc5f, 0xf55, 0xe5c,"</text:p>
      <text:p text:style-name="Preformatted_20_Text">"0x15c, 0x55 , 0x35f, 0x256, 0x55a, 0x453, 0x759, 0x650,"</text:p>
      <text:p text:style-name="Preformatted_20_Text">"0xaf0, 0xbf9, 0x8f3, 0x9fa, 0xef6, 0xfff, 0xcf5, 0xdfc,"</text:p>
      <text:p text:style-name="Preformatted_20_Text">"0x2fc, 0x3f5, 0xff , 0x1f6, 0x6fa, 0x7f3, 0x4f9, 0x5f0,"</text:p>
      <text:p text:style-name="Preformatted_20_Text">"0xb60, 0xa69, 0x963, 0x86a, 0xf66, 0xe6f, 0xd65, 0xc6c,"</text:p>
      <text:p text:style-name="Preformatted_20_Text">"0x36c, 0x265, 0x16f, 0x66 , 0x76a, 0x663, 0x569, 0x460,"</text:p>
      <text:p text:style-name="Preformatted_20_Text">"0xca0, 0xda9, 0xea3, 0xfaa, 0x8a6, 0x9af, 0xaa5, 0xbac,"</text:p>
      <text:p text:style-name="Preformatted_20_Text">"0x4ac, 0x5a5, 0x6af, 0x7a6, 0xaa , 0x1a3, 0x2a9, 0x3a0,"</text:p>
      <text:p text:style-name="Preformatted_20_Text">"0xd30, 0xc39, 0xf33, 0xe3a, 0x936, 0x83f, 0xb35, 0xa3c,"</text:p>
      <text:p text:style-name="Preformatted_20_Text">"0x53c, 0x435, 0x73f, 0x636, 0x13a, 0x33 , 0x339, 0x230,"</text:p>
      <text:p text:style-name="Preformatted_20_Text">"0xe90, 0xf99, 0xc93, 0xd9a, 0xa96, 0xb9f, 0x895, 0x99c,"</text:p>
      <text:p text:style-name="Preformatted_20_Text">"0x69c, 0x795, 0x49f, 0x596, 0x29a, 0x393, 0x99 , 0x190,"</text:p>
      <text:p text:style-name="Preformatted_20_Text">"0xf00, 0xe09, 0xd03, 0xc0a, 0xb06, 0xa0f, 0x905, 0x80c,"</text:p>
      <text:p text:style-name="Preformatted_20_Text">"0x70c, 0x605, 0x50f, 0x406, 0x30a, 0x203, 0x109, 0x0};\n"</text:p>
      <text:p text:style-name="Preformatted_20_Text"/>
      <text:p text:style-name="Preformatted_20_Text">"__constant int triTable[256][16] = {"</text:p>
      <text:p text:style-name="Preformatted_20_Text">"{-1, -1, -1, -1, -1, -1, -1, -1, -1, -1, -1, -1, -1, -1, -1, -1},"</text:p>
      <text:p text:style-name="Preformatted_20_Text">"{0, 8, 3, -1, -1, -1, -1, -1, -1, -1, -1, -1, -1, -1, -1, -1},"</text:p>
      <text:p text:style-name="Preformatted_20_Text">"{0, 1, 9, -1, -1, -1, -1, -1, -1, -1, -1, -1, -1, -1, -1, -1},"</text:p>
      <text:p text:style-name="Preformatted_20_Text">"{1, 8, 3, 9, 8, 1, -1, -1, -1, -1, -1, -1, -1, -1, -1, -1},"</text:p>
      <text:p text:style-name="Preformatted_20_Text">"{1, 2, 10, -1, -1, -1, -1, -1, -1, -1, -1, -1, -1, -1, -1, -1},"</text:p>
      <text:p text:style-name="Preformatted_20_Text">"{0, 8, 3, 1, 2, 10, -1, -1, -1, -1, -1, -1, -1, -1, -1, -1},"</text:p>
      <text:p text:style-name="Preformatted_20_Text">"{9, 2, 10, 0, 2, 9, -1, -1, -1, -1, -1, -1, -1, -1, -1, -1},"</text:p>
      <text:p text:style-name="Preformatted_20_Text">"{2, 8, 3, 2, 10, 8, 10, 9, 8, -1, -1, -1, -1, -1, -1, -1},"</text:p>
      <text:p text:style-name="Preformatted_20_Text">"{3, 11, 2, -1, -1, -1, -1, -1, -1, -1, -1, -1, -1, -1, -1, -1},"</text:p>
      <text:p text:style-name="Preformatted_20_Text">"{0, 11, 2, 8, 11, 0, -1, -1, -1, -1, -1, -1, -1, -1, -1, -1},"</text:p>
      <text:p text:style-name="Preformatted_20_Text">"{1, 9, 0, 2, 3, 11, -1, -1, -1, -1, -1, -1, -1, -1, -1, -1},"</text:p>
      <text:p text:style-name="Preformatted_20_Text">"{1, 11, 2, 1, 9, 11, 9, 8, 11, -1, -1, -1, -1, -1, -1, -1},"</text:p>
      <text:p text:style-name="Preformatted_20_Text">"{3, 10, 1, 11, 10, 3, -1, -1, -1, -1, -1, -1, -1, -1, -1, -1},"</text:p>
      <text:p text:style-name="Preformatted_20_Text">"{0, 10, 1, 0, 8, 10, 8, 11, 10, -1, -1, -1, -1, -1, -1, -1},"</text:p>
      <text:p text:style-name="Preformatted_20_Text">"{3, 9, 0, 3, 11, 9, 11, 10, 9, -1, -1, -1, -1, -1, -1, -1},"</text:p>
      <text:p text:style-name="Preformatted_20_Text">"{9, 8, 10, 10, 8, 11, -1, -1, -1, -1, -1, -1, -1, -1, -1, -1},"</text:p>
      <text:p text:style-name="Preformatted_20_Text">"{4, 7, 8, -1, -1, -1, -1, -1, -1, -1, -1, -1, -1, -1, -1, -1},"</text:p>
      <text:p text:style-name="Preformatted_20_Text">"{4, 3, 0, 7, 3, 4, -1, -1, -1, -1, -1, -1, -1, -1, -1, -1},"</text:p>
      <text:p text:style-name="Preformatted_20_Text">"{0, 1, 9, 8, 4, 7, -1, -1, -1, -1, -1, -1, -1, -1, -1, -1},"</text:p>
      <text:p text:style-name="Preformatted_20_Text">"{4, 1, 9, 4, 7, 1, 7, 3, 1, -1, -1, -1, -1, -1, -1, -1},"</text:p>
      <text:p text:style-name="Preformatted_20_Text">"{1, 2, 10, 8, 4, 7, -1, -1, -1, -1, -1, -1, -1, -1, -1, -1},"</text:p>
      <text:p text:style-name="Preformatted_20_Text">"{3, 4, 7, 3, 0, 4, 1, 2, 10, -1, -1, -1, -1, -1, -1, -1},"</text:p>
      <text:p text:style-name="Preformatted_20_Text">"{9, 2, 10, 9, 0, 2, 8, 4, 7, -1, -1, -1, -1, -1, -1, -1},"</text:p>
      <text:p text:style-name="Preformatted_20_Text"><text:soft-page-break/>"{2, 10, 9, 2, 9, 7, 2, 7, 3, 7, 9, 4, -1, -1, -1, -1},"</text:p>
      <text:p text:style-name="Preformatted_20_Text">"{8, 4, 7, 3, 11, 2, -1, -1, -1, -1, -1, -1, -1, -1, -1, -1},"</text:p>
      <text:p text:style-name="Preformatted_20_Text">"{11, 4, 7, 11, 2, 4, 2, 0, 4, -1, -1, -1, -1, -1, -1, -1},"</text:p>
      <text:p text:style-name="Preformatted_20_Text">"{9, 0, 1, 8, 4, 7, 2, 3, 11, -1, -1, -1, -1, -1, -1, -1},"</text:p>
      <text:p text:style-name="Preformatted_20_Text">"{4, 7, 11, 9, 4, 11, 9, 11, 2, 9, 2, 1, -1, -1, -1, -1},"</text:p>
      <text:p text:style-name="Preformatted_20_Text">"{3, 10, 1, 3, 11, 10, 7, 8, 4, -1, -1, -1, -1, -1, -1, -1},"</text:p>
      <text:p text:style-name="Preformatted_20_Text">"{1, 11, 10, 1, 4, 11, 1, 0, 4, 7, 11, 4, -1, -1, -1, -1},"</text:p>
      <text:p text:style-name="Preformatted_20_Text">"{4, 7, 8, 9, 0, 11, 9, 11, 10, 11, 0, 3, -1, -1, -1, -1},"</text:p>
      <text:p text:style-name="Preformatted_20_Text">"{4, 7, 11, 4, 11, 9, 9, 11, 10, -1, -1, -1, -1, -1, -1, -1},"</text:p>
      <text:p text:style-name="Preformatted_20_Text">"{9, 5, 4, -1, -1, -1, -1, -1, -1, -1, -1, -1, -1, -1, -1, -1},"</text:p>
      <text:p text:style-name="Preformatted_20_Text">"{9, 5, 4, 0, 8, 3, -1, -1, -1, -1, -1, -1, -1, -1, -1, -1},"</text:p>
      <text:p text:style-name="Preformatted_20_Text">"{0, 5, 4, 1, 5, 0, -1, -1, -1, -1, -1, -1, -1, -1, -1, -1},"</text:p>
      <text:p text:style-name="Preformatted_20_Text">"{8, 5, 4, 8, 3, 5, 3, 1, 5, -1, -1, -1, -1, -1, -1, -1},"</text:p>
      <text:p text:style-name="Preformatted_20_Text">"{1, 2, 10, 9, 5, 4, -1, -1, -1, -1, -1, -1, -1, -1, -1, -1},"</text:p>
      <text:p text:style-name="Preformatted_20_Text">"{3, 0, 8, 1, 2, 10, 4, 9, 5, -1, -1, -1, -1, -1, -1, -1},"</text:p>
      <text:p text:style-name="Preformatted_20_Text">"{5, 2, 10, 5, 4, 2, 4, 0, 2, -1, -1, -1, -1, -1, -1, -1},"</text:p>
      <text:p text:style-name="Preformatted_20_Text">"{2, 10, 5, 3, 2, 5, 3, 5, 4, 3, 4, 8, -1, -1, -1, -1},"</text:p>
      <text:p text:style-name="Preformatted_20_Text">"{9, 5, 4, 2, 3, 11, -1, -1, -1, -1, -1, -1, -1, -1, -1, -1},"</text:p>
      <text:p text:style-name="Preformatted_20_Text">"{0, 11, 2, 0, 8, 11, 4, 9, 5, -1, -1, -1, -1, -1, -1, -1},"</text:p>
      <text:p text:style-name="Preformatted_20_Text">"{0, 5, 4, 0, 1, 5, 2, 3, 11, -1, -1, -1, -1, -1, -1, -1},"</text:p>
      <text:p text:style-name="Preformatted_20_Text">"{2, 1, 5, 2, 5, 8, 2, 8, 11, 4, 8, 5, -1, -1, -1, -1},"</text:p>
      <text:p text:style-name="Preformatted_20_Text">"{10, 3, 11, 10, 1, 3, 9, 5, 4, -1, -1, -1, -1, -1, -1, -1},"</text:p>
      <text:p text:style-name="Preformatted_20_Text">"{4, 9, 5, 0, 8, 1, 8, 10, 1, 8, 11, 10, -1, -1, -1, -1},"</text:p>
      <text:p text:style-name="Preformatted_20_Text">"{5, 4, 0, 5, 0, 11, 5, 11, 10, 11, 0, 3, -1, -1, -1, -1},"</text:p>
      <text:p text:style-name="Preformatted_20_Text">"{5, 4, 8, 5, 8, 10, 10, 8, 11, -1, -1, -1, -1, -1, -1, -1},"</text:p>
      <text:p text:style-name="Preformatted_20_Text">"{9, 7, 8, 5, 7, 9, -1, -1, -1, -1, -1, -1, -1, -1, -1, -1},"</text:p>
      <text:p text:style-name="Preformatted_20_Text">"{9, 3, 0, 9, 5, 3, 5, 7, 3, -1, -1, -1, -1, -1, -1, -1},"</text:p>
      <text:p text:style-name="Preformatted_20_Text">"{0, 7, 8, 0, 1, 7, 1, 5, 7, -1, -1, -1, -1, -1, -1, -1},"</text:p>
      <text:p text:style-name="Preformatted_20_Text">"{1, 5, 3, 3, 5, 7, -1, -1, -1, -1, -1, -1, -1, -1, -1, -1},"</text:p>
      <text:p text:style-name="Preformatted_20_Text">"{9, 7, 8, 9, 5, 7, 10, 1, 2, -1, -1, -1, -1, -1, -1, -1},"</text:p>
      <text:p text:style-name="Preformatted_20_Text">"{10, 1, 2, 9, 5, 0, 5, 3, 0, 5, 7, 3, -1, -1, -1, -1},"</text:p>
      <text:p text:style-name="Preformatted_20_Text">"{8, 0, 2, 8, 2, 5, 8, 5, 7, 10, 5, 2, -1, -1, -1, -1},"</text:p>
      <text:p text:style-name="Preformatted_20_Text">"{2, 10, 5, 2, 5, 3, 3, 5, 7, -1, -1, -1, -1, -1, -1, -1},"</text:p>
      <text:p text:style-name="Preformatted_20_Text">"{7, 9, 5, 7, 8, 9, 3, 11, 2, -1, -1, -1, -1, -1, -1, -1},"</text:p>
      <text:p text:style-name="Preformatted_20_Text">"{9, 5, 7, 9, 7, 2, 9, 2, 0, 2, 7, 11, -1, -1, -1, -1},"</text:p>
      <text:p text:style-name="Preformatted_20_Text">"{2, 3, 11, 0, 1, 8, 1, 7, 8, 1, 5, 7, -1, -1, -1, -1},"</text:p>
      <text:p text:style-name="Preformatted_20_Text">"{11, 2, 1, 11, 1, 7, 7, 1, 5, -1, -1, -1, -1, -1, -1, -1},"</text:p>
      <text:p text:style-name="Preformatted_20_Text">"{9, 5, 8, 8, 5, 7, 10, 1, 3, 10, 3, 11, -1, -1, -1, -1},"</text:p>
      <text:p text:style-name="Preformatted_20_Text">"{5, 7, 0, 5, 0, 9, 7, 11, 0, 1, 0, 10, 11, 10, 0, -1},"</text:p>
      <text:p text:style-name="Preformatted_20_Text">"{11, 10, 0, 11, 0, 3, 10, 5, 0, 8, 0, 7, 5, 7, 0, -1},"</text:p>
      <text:p text:style-name="Preformatted_20_Text">"{11, 10, 5, 7, 11, 5, -1, -1, -1, -1, -1, -1, -1, -1, -1, -1},"</text:p>
      <text:p text:style-name="Preformatted_20_Text">"{10, 6, 5, -1, -1, -1, -1, -1, -1, -1, -1, -1, -1, -1, -1, -1},"</text:p>
      <text:p text:style-name="Preformatted_20_Text">"{0, 8, 3, 5, 10, 6, -1, -1, -1, -1, -1, -1, -1, -1, -1, -1},"</text:p>
      <text:p text:style-name="Preformatted_20_Text">"{9, 0, 1, 5, 10, 6, -1, -1, -1, -1, -1, -1, -1, -1, -1, -1},"</text:p>
      <text:p text:style-name="Preformatted_20_Text">"{1, 8, 3, 1, 9, 8, 5, 10, 6, -1, -1, -1, -1, -1, -1, -1},"</text:p>
      <text:p text:style-name="Preformatted_20_Text">"{1, 6, 5, 2, 6, 1, -1, -1, -1, -1, -1, -1, -1, -1, -1, -1},"</text:p>
      <text:p text:style-name="Preformatted_20_Text">"{1, 6, 5, 1, 2, 6, 3, 0, 8, -1, -1, -1, -1, -1, -1, -1},"</text:p>
      <text:p text:style-name="Preformatted_20_Text">"{9, 6, 5, 9, 0, 6, 0, 2, 6, -1, -1, -1, -1, -1, -1, -1},"</text:p>
      <text:p text:style-name="Preformatted_20_Text">"{5, 9, 8, 5, 8, 2, 5, 2, 6, 3, 2, 8, -1, -1, -1, -1},"</text:p>
      <text:p text:style-name="Preformatted_20_Text">"{2, 3, 11, 10, 6, 5, -1, -1, -1, -1, -1, -1, -1, -1, -1, -1},"</text:p>
      <text:p text:style-name="Preformatted_20_Text">"{11, 0, 8, 11, 2, 0, 10, 6, 5, -1, -1, -1, -1, -1, -1, -1},"</text:p>
      <text:p text:style-name="Preformatted_20_Text">"{0, 1, 9, 2, 3, 11, 5, 10, 6, -1, -1, -1, -1, -1, -1, -1},"</text:p>
      <text:p text:style-name="Preformatted_20_Text">"{5, 10, 6, 1, 9, 2, 9, 11, 2, 9, 8, 11, -1, -1, -1, -1},"</text:p>
      <text:p text:style-name="Preformatted_20_Text">"{6, 3, 11, 6, 5, 3, 5, 1, 3, -1, -1, -1, -1, -1, -1, -1},"</text:p>
      <text:p text:style-name="Preformatted_20_Text">"{0, 8, 11, 0, 11, 5, 0, 5, 1, 5, 11, 6, -1, -1, -1, -1},"</text:p>
      <text:p text:style-name="Preformatted_20_Text">"{3, 11, 6, 0, 3, 6, 0, 6, 5, 0, 5, 9, -1, -1, -1, -1},"</text:p>
      <text:p text:style-name="Preformatted_20_Text">"{6, 5, 9, 6, 9, 11, 11, 9, 8, -1, -1, -1, -1, -1, -1, -1},"</text:p>
      <text:p text:style-name="Preformatted_20_Text">"{5, 10, 6, 4, 7, 8, -1, -1, -1, -1, -1, -1, -1, -1, -1, -1},"</text:p>
      <text:p text:style-name="Preformatted_20_Text"><text:soft-page-break/>"{4, 3, 0, 4, 7, 3, 6, 5, 10, -1, -1, -1, -1, -1, -1, -1},"</text:p>
      <text:p text:style-name="Preformatted_20_Text">"{1, 9, 0, 5, 10, 6, 8, 4, 7, -1, -1, -1, -1, -1, -1, -1},"</text:p>
      <text:p text:style-name="Preformatted_20_Text">"{10, 6, 5, 1, 9, 7, 1, 7, 3, 7, 9, 4, -1, -1, -1, -1},"</text:p>
      <text:p text:style-name="Preformatted_20_Text">"{6, 1, 2, 6, 5, 1, 4, 7, 8, -1, -1, -1, -1, -1, -1, -1},"</text:p>
      <text:p text:style-name="Preformatted_20_Text">"{1, 2, 5, 5, 2, 6, 3, 0, 4, 3, 4, 7, -1, -1, -1, -1},"</text:p>
      <text:p text:style-name="Preformatted_20_Text">"{8, 4, 7, 9, 0, 5, 0, 6, 5, 0, 2, 6, -1, -1, -1, -1},"</text:p>
      <text:p text:style-name="Preformatted_20_Text">"{7, 3, 9, 7, 9, 4, 3, 2, 9, 5, 9, 6, 2, 6, 9, -1},"</text:p>
      <text:p text:style-name="Preformatted_20_Text">"{3, 11, 2, 7, 8, 4, 10, 6, 5, -1, -1, -1, -1, -1, -1, -1},"</text:p>
      <text:p text:style-name="Preformatted_20_Text">"{5, 10, 6, 4, 7, 2, 4, 2, 0, 2, 7, 11, -1, -1, -1, -1},"</text:p>
      <text:p text:style-name="Preformatted_20_Text">"{0, 1, 9, 4, 7, 8, 2, 3, 11, 5, 10, 6, -1, -1, -1, -1},"</text:p>
      <text:p text:style-name="Preformatted_20_Text">"{9, 2, 1, 9, 11, 2, 9, 4, 11, 7, 11, 4, 5, 10, 6, -1},"</text:p>
      <text:p text:style-name="Preformatted_20_Text">"{8, 4, 7, 3, 11, 5, 3, 5, 1, 5, 11, 6, -1, -1, -1, -1},"</text:p>
      <text:p text:style-name="Preformatted_20_Text">"{5, 1, 11, 5, 11, 6, 1, 0, 11, 7, 11, 4, 0, 4, 11, -1},"</text:p>
      <text:p text:style-name="Preformatted_20_Text">"{0, 5, 9, 0, 6, 5, 0, 3, 6, 11, 6, 3, 8, 4, 7, -1},"</text:p>
      <text:p text:style-name="Preformatted_20_Text">"{6, 5, 9, 6, 9, 11, 4, 7, 9, 7, 11, 9, -1, -1, -1, -1},"</text:p>
      <text:p text:style-name="Preformatted_20_Text">"{10, 4, 9, 6, 4, 10, -1, -1, -1, -1, -1, -1, -1, -1, -1, -1},"</text:p>
      <text:p text:style-name="Preformatted_20_Text">"{4, 10, 6, 4, 9, 10, 0, 8, 3, -1, -1, -1, -1, -1, -1, -1},"</text:p>
      <text:p text:style-name="Preformatted_20_Text">"{10, 0, 1, 10, 6, 0, 6, 4, 0, -1, -1, -1, -1, -1, -1, -1},"</text:p>
      <text:p text:style-name="Preformatted_20_Text">"{8, 3, 1, 8, 1, 6, 8, 6, 4, 6, 1, 10, -1, -1, -1, -1},"</text:p>
      <text:p text:style-name="Preformatted_20_Text">"{1, 4, 9, 1, 2, 4, 2, 6, 4, -1, -1, -1, -1, -1, -1, -1},"</text:p>
      <text:p text:style-name="Preformatted_20_Text">"{3, 0, 8, 1, 2, 9, 2, 4, 9, 2, 6, 4, -1, -1, -1, -1},"</text:p>
      <text:p text:style-name="Preformatted_20_Text">"{0, 2, 4, 4, 2, 6, -1, -1, -1, -1, -1, -1, -1, -1, -1, -1},"</text:p>
      <text:p text:style-name="Preformatted_20_Text">"{8, 3, 2, 8, 2, 4, 4, 2, 6, -1, -1, -1, -1, -1, -1, -1},"</text:p>
      <text:p text:style-name="Preformatted_20_Text">"{10, 4, 9, 10, 6, 4, 11, 2, 3, -1, -1, -1, -1, -1, -1, -1},"</text:p>
      <text:p text:style-name="Preformatted_20_Text">"{0, 8, 2, 2, 8, 11, 4, 9, 10, 4, 10, 6, -1, -1, -1, -1},"</text:p>
      <text:p text:style-name="Preformatted_20_Text">"{3, 11, 2, 0, 1, 6, 0, 6, 4, 6, 1, 10, -1, -1, -1, -1},"</text:p>
      <text:p text:style-name="Preformatted_20_Text">"{6, 4, 1, 6, 1, 10, 4, 8, 1, 2, 1, 11, 8, 11, 1, -1},"</text:p>
      <text:p text:style-name="Preformatted_20_Text">"{9, 6, 4, 9, 3, 6, 9, 1, 3, 11, 6, 3, -1, -1, -1, -1},"</text:p>
      <text:p text:style-name="Preformatted_20_Text">"{8, 11, 1, 8, 1, 0, 11, 6, 1, 9, 1, 4, 6, 4, 1, -1},"</text:p>
      <text:p text:style-name="Preformatted_20_Text">"{3, 11, 6, 3, 6, 0, 0, 6, 4, -1, -1, -1, -1, -1, -1, -1},"</text:p>
      <text:p text:style-name="Preformatted_20_Text">"{6, 4, 8, 11, 6, 8, -1, -1, -1, -1, -1, -1, -1, -1, -1, -1},"</text:p>
      <text:p text:style-name="Preformatted_20_Text">"{7, 10, 6, 7, 8, 10, 8, 9, 10, -1, -1, -1, -1, -1, -1, -1},"</text:p>
      <text:p text:style-name="Preformatted_20_Text">"{0, 7, 3, 0, 10, 7, 0, 9, 10, 6, 7, 10, -1, -1, -1, -1},"</text:p>
      <text:p text:style-name="Preformatted_20_Text">"{10, 6, 7, 1, 10, 7, 1, 7, 8, 1, 8, 0, -1, -1, -1, -1},"</text:p>
      <text:p text:style-name="Preformatted_20_Text">"{10, 6, 7, 10, 7, 1, 1, 7, 3, -1, -1, -1, -1, -1, -1, -1},"</text:p>
      <text:p text:style-name="Preformatted_20_Text">"{1, 2, 6, 1, 6, 8, 1, 8, 9, 8, 6, 7, -1, -1, -1, -1},"</text:p>
      <text:p text:style-name="Preformatted_20_Text">"{2, 6, 9, 2, 9, 1, 6, 7, 9, 0, 9, 3, 7, 3, 9, -1},"</text:p>
      <text:p text:style-name="Preformatted_20_Text">"{7, 8, 0, 7, 0, 6, 6, 0, 2, -1, -1, -1, -1, -1, -1, -1},"</text:p>
      <text:p text:style-name="Preformatted_20_Text">"{7, 3, 2, 6, 7, 2, -1, -1, -1, -1, -1, -1, -1, -1, -1, -1},"</text:p>
      <text:p text:style-name="Preformatted_20_Text">"{2, 3, 11, 10, 6, 8, 10, 8, 9, 8, 6, 7, -1, -1, -1, -1},"</text:p>
      <text:p text:style-name="Preformatted_20_Text">"{2, 0, 7, 2, 7, 11, 0, 9, 7, 6, 7, 10, 9, 10, 7, -1},"</text:p>
      <text:p text:style-name="Preformatted_20_Text">"{1, 8, 0, 1, 7, 8, 1, 10, 7, 6, 7, 10, 2, 3, 11, -1},"</text:p>
      <text:p text:style-name="Preformatted_20_Text">"{11, 2, 1, 11, 1, 7, 10, 6, 1, 6, 7, 1, -1, -1, -1, -1},"</text:p>
      <text:p text:style-name="Preformatted_20_Text">"{8, 9, 6, 8, 6, 7, 9, 1, 6, 11, 6, 3, 1, 3, 6, -1},"</text:p>
      <text:p text:style-name="Preformatted_20_Text">"{0, 9, 1, 11, 6, 7, -1, -1, -1, -1, -1, -1, -1, -1, -1, -1},"</text:p>
      <text:p text:style-name="Preformatted_20_Text">"{7, 8, 0, 7, 0, 6, 3, 11, 0, 11, 6, 0, -1, -1, -1, -1},"</text:p>
      <text:p text:style-name="Preformatted_20_Text">"{7, 11, 6, -1, -1, -1, -1, -1, -1, -1, -1, -1, -1, -1, -1, -1},"</text:p>
      <text:p text:style-name="Preformatted_20_Text">"{7, 6, 11, -1, -1, -1, -1, -1, -1, -1, -1, -1, -1, -1, -1, -1},"</text:p>
      <text:p text:style-name="Preformatted_20_Text">"{3, 0, 8, 11, 7, 6, -1, -1, -1, -1, -1, -1, -1, -1, -1, -1},"</text:p>
      <text:p text:style-name="Preformatted_20_Text">"{0, 1, 9, 11, 7, 6, -1, -1, -1, -1, -1, -1, -1, -1, -1, -1},"</text:p>
      <text:p text:style-name="Preformatted_20_Text">"{8, 1, 9, 8, 3, 1, 11, 7, 6, -1, -1, -1, -1, -1, -1, -1},"</text:p>
      <text:p text:style-name="Preformatted_20_Text">"{10, 1, 2, 6, 11, 7, -1, -1, -1, -1, -1, -1, -1, -1, -1, -1},"</text:p>
      <text:p text:style-name="Preformatted_20_Text">"{1, 2, 10, 3, 0, 8, 6, 11, 7, -1, -1, -1, -1, -1, -1, -1},"</text:p>
      <text:p text:style-name="Preformatted_20_Text">"{2, 9, 0, 2, 10, 9, 6, 11, 7, -1, -1, -1, -1, -1, -1, -1},"</text:p>
      <text:p text:style-name="Preformatted_20_Text">"{6, 11, 7, 2, 10, 3, 10, 8, 3, 10, 9, 8, -1, -1, -1, -1},"</text:p>
      <text:p text:style-name="Preformatted_20_Text">"{7, 2, 3, 6, 2, 7, -1, -1, -1, -1, -1, -1, -1, -1, -1, -1},"</text:p>
      <text:p text:style-name="Preformatted_20_Text">"{7, 0, 8, 7, 6, 0, 6, 2, 0, -1, -1, -1, -1, -1, -1, -1},"</text:p>
      <text:p text:style-name="Preformatted_20_Text">"{2, 7, 6, 2, 3, 7, 0, 1, 9, -1, -1, -1, -1, -1, -1, -1},"</text:p>
      <text:p text:style-name="Preformatted_20_Text"><text:soft-page-break/>"{1, 6, 2, 1, 8, 6, 1, 9, 8, 8, 7, 6, -1, -1, -1, -1},"</text:p>
      <text:p text:style-name="Preformatted_20_Text">"{10, 7, 6, 10, 1, 7, 1, 3, 7, -1, -1, -1, -1, -1, -1, -1},"</text:p>
      <text:p text:style-name="Preformatted_20_Text">"{10, 7, 6, 1, 7, 10, 1, 8, 7, 1, 0, 8, -1, -1, -1, -1},"</text:p>
      <text:p text:style-name="Preformatted_20_Text">"{0, 3, 7, 0, 7, 10, 0, 10, 9, 6, 10, 7, -1, -1, -1, -1},"</text:p>
      <text:p text:style-name="Preformatted_20_Text">"{7, 6, 10, 7, 10, 8, 8, 10, 9, -1, -1, -1, -1, -1, -1, -1},"</text:p>
      <text:p text:style-name="Preformatted_20_Text">"{6, 8, 4, 11, 8, 6, -1, -1, -1, -1, -1, -1, -1, -1, -1, -1},"</text:p>
      <text:p text:style-name="Preformatted_20_Text">"{3, 6, 11, 3, 0, 6, 0, 4, 6, -1, -1, -1, -1, -1, -1, -1},"</text:p>
      <text:p text:style-name="Preformatted_20_Text">"{8, 6, 11, 8, 4, 6, 9, 0, 1, -1, -1, -1, -1, -1, -1, -1},"</text:p>
      <text:p text:style-name="Preformatted_20_Text">"{9, 4, 6, 9, 6, 3, 9, 3, 1, 11, 3, 6, -1, -1, -1, -1},"</text:p>
      <text:p text:style-name="Preformatted_20_Text">"{6, 8, 4, 6, 11, 8, 2, 10, 1, -1, -1, -1, -1, -1, -1, -1},"</text:p>
      <text:p text:style-name="Preformatted_20_Text">"{1, 2, 10, 3, 0, 11, 0, 6, 11, 0, 4, 6, -1, -1, -1, -1},"</text:p>
      <text:p text:style-name="Preformatted_20_Text">"{4, 11, 8, 4, 6, 11, 0, 2, 9, 2, 10, 9, -1, -1, -1, -1},"</text:p>
      <text:p text:style-name="Preformatted_20_Text">"{10, 9, 3, 10, 3, 2, 9, 4, 3, 11, 3, 6, 4, 6, 3, -1},"</text:p>
      <text:p text:style-name="Preformatted_20_Text">"{8, 2, 3, 8, 4, 2, 4, 6, 2, -1, -1, -1, -1, -1, -1, -1},"</text:p>
      <text:p text:style-name="Preformatted_20_Text">"{0, 4, 2, 4, 6, 2, -1, -1, -1, -1, -1, -1, -1, -1, -1, -1},"</text:p>
      <text:p text:style-name="Preformatted_20_Text">"{1, 9, 0, 2, 3, 4, 2, 4, 6, 4, 3, 8, -1, -1, -1, -1},"</text:p>
      <text:p text:style-name="Preformatted_20_Text">"{1, 9, 4, 1, 4, 2, 2, 4, 6, -1, -1, -1, -1, -1, -1, -1},"</text:p>
      <text:p text:style-name="Preformatted_20_Text">"{8, 1, 3, 8, 6, 1, 8, 4, 6, 6, 10, 1, -1, -1, -1, -1},"</text:p>
      <text:p text:style-name="Preformatted_20_Text">"{10, 1, 0, 10, 0, 6, 6, 0, 4, -1, -1, -1, -1, -1, -1, -1},"</text:p>
      <text:p text:style-name="Preformatted_20_Text">"{4, 6, 3, 4, 3, 8, 6, 10, 3, 0, 3, 9, 10, 9, 3, -1},"</text:p>
      <text:p text:style-name="Preformatted_20_Text">"{10, 9, 4, 6, 10, 4, -1, -1, -1, -1, -1, -1, -1, -1, -1, -1},"</text:p>
      <text:p text:style-name="Preformatted_20_Text">"{4, 9, 5, 7, 6, 11, -1, -1, -1, -1, -1, -1, -1, -1, -1, -1},"</text:p>
      <text:p text:style-name="Preformatted_20_Text">"{0, 8, 3, 4, 9, 5, 11, 7, 6, -1, -1, -1, -1, -1, -1, -1},"</text:p>
      <text:p text:style-name="Preformatted_20_Text">"{5, 0, 1, 5, 4, 0, 7, 6, 11, -1, -1, -1, -1, -1, -1, -1},"</text:p>
      <text:p text:style-name="Preformatted_20_Text">"{11, 7, 6, 8, 3, 4, 3, 5, 4, 3, 1, 5, -1, -1, -1, -1},"</text:p>
      <text:p text:style-name="Preformatted_20_Text">"{9, 5, 4, 10, 1, 2, 7, 6, 11, -1, -1, -1, -1, -1, -1, -1},"</text:p>
      <text:p text:style-name="Preformatted_20_Text">"{6, 11, 7, 1, 2, 10, 0, 8, 3, 4, 9, 5, -1, -1, -1, -1},"</text:p>
      <text:p text:style-name="Preformatted_20_Text">"{7, 6, 11, 5, 4, 10, 4, 2, 10, 4, 0, 2, -1, -1, -1, -1},"</text:p>
      <text:p text:style-name="Preformatted_20_Text">"{3, 4, 8, 3, 5, 4, 3, 2, 5, 10, 5, 2, 11, 7, 6, -1},"</text:p>
      <text:p text:style-name="Preformatted_20_Text">"{7, 2, 3, 7, 6, 2, 5, 4, 9, -1, -1, -1, -1, -1, -1, -1},"</text:p>
      <text:p text:style-name="Preformatted_20_Text">"{9, 5, 4, 0, 8, 6, 0, 6, 2, 6, 8, 7, -1, -1, -1, -1},"</text:p>
      <text:p text:style-name="Preformatted_20_Text">"{3, 6, 2, 3, 7, 6, 1, 5, 0, 5, 4, 0, -1, -1, -1, -1},"</text:p>
      <text:p text:style-name="Preformatted_20_Text">"{6, 2, 8, 6, 8, 7, 2, 1, 8, 4, 8, 5, 1, 5, 8, -1},"</text:p>
      <text:p text:style-name="Preformatted_20_Text">"{9, 5, 4, 10, 1, 6, 1, 7, 6, 1, 3, 7, -1, -1, -1, -1},"</text:p>
      <text:p text:style-name="Preformatted_20_Text">"{1, 6, 10, 1, 7, 6, 1, 0, 7, 8, 7, 0, 9, 5, 4, -1},"</text:p>
      <text:p text:style-name="Preformatted_20_Text">"{4, 0, 10, 4, 10, 5, 0, 3, 10, 6, 10, 7, 3, 7, 10, -1},"</text:p>
      <text:p text:style-name="Preformatted_20_Text">"{7, 6, 10, 7, 10, 8, 5, 4, 10, 4, 8, 10, -1, -1, -1, -1},"</text:p>
      <text:p text:style-name="Preformatted_20_Text">"{6, 9, 5, 6, 11, 9, 11, 8, 9, -1, -1, -1, -1, -1, -1, -1},"</text:p>
      <text:p text:style-name="Preformatted_20_Text">"{3, 6, 11, 0, 6, 3, 0, 5, 6, 0, 9, 5, -1, -1, -1, -1},"</text:p>
      <text:p text:style-name="Preformatted_20_Text">"{0, 11, 8, 0, 5, 11, 0, 1, 5, 5, 6, 11, -1, -1, -1, -1},"</text:p>
      <text:p text:style-name="Preformatted_20_Text">"{6, 11, 3, 6, 3, 5, 5, 3, 1, -1, -1, -1, -1, -1, -1, -1},"</text:p>
      <text:p text:style-name="Preformatted_20_Text">"{1, 2, 10, 9, 5, 11, 9, 11, 8, 11, 5, 6, -1, -1, -1, -1},"</text:p>
      <text:p text:style-name="Preformatted_20_Text">"{0, 11, 3, 0, 6, 11, 0, 9, 6, 5, 6, 9, 1, 2, 10, -1},"</text:p>
      <text:p text:style-name="Preformatted_20_Text">"{11, 8, 5, 11, 5, 6, 8, 0, 5, 10, 5, 2, 0, 2, 5, -1},"</text:p>
      <text:p text:style-name="Preformatted_20_Text">"{6, 11, 3, 6, 3, 5, 2, 10, 3, 10, 5, 3, -1, -1, -1, -1},"</text:p>
      <text:p text:style-name="Preformatted_20_Text">"{5, 8, 9, 5, 2, 8, 5, 6, 2, 3, 8, 2, -1, -1, -1, -1},"</text:p>
      <text:p text:style-name="Preformatted_20_Text">"{9, 5, 6, 9, 6, 0, 0, 6, 2, -1, -1, -1, -1, -1, -1, -1},"</text:p>
      <text:p text:style-name="Preformatted_20_Text">"{1, 5, 8, 1, 8, 0, 5, 6, 8, 3, 8, 2, 6, 2, 8, -1},"</text:p>
      <text:p text:style-name="Preformatted_20_Text">"{1, 5, 6, 2, 1, 6, -1, -1, -1, -1, -1, -1, -1, -1, -1, -1},"</text:p>
      <text:p text:style-name="Preformatted_20_Text">"{1, 3, 6, 1, 6, 10, 3, 8, 6, 5, 6, 9, 8, 9, 6, -1},"</text:p>
      <text:p text:style-name="Preformatted_20_Text">"{10, 1, 0, 10, 0, 6, 9, 5, 0, 5, 6, 0, -1, -1, -1, -1},"</text:p>
      <text:p text:style-name="Preformatted_20_Text">"{0, 3, 8, 5, 6, 10, -1, -1, -1, -1, -1, -1, -1, -1, -1, -1},"</text:p>
      <text:p text:style-name="Preformatted_20_Text">"{10, 5, 6, -1, -1, -1, -1, -1, -1, -1, -1, -1, -1, -1, -1, -1},"</text:p>
      <text:p text:style-name="Preformatted_20_Text">"{11, 5, 10, 7, 5, 11, -1, -1, -1, -1, -1, -1, -1, -1, -1, -1},"</text:p>
      <text:p text:style-name="Preformatted_20_Text">"{11, 5, 10, 11, 7, 5, 8, 3, 0, -1, -1, -1, -1, -1, -1, -1},"</text:p>
      <text:p text:style-name="Preformatted_20_Text">"{5, 11, 7, 5, 10, 11, 1, 9, 0, -1, -1, -1, -1, -1, -1, -1},"</text:p>
      <text:p text:style-name="Preformatted_20_Text">"{10, 7, 5, 10, 11, 7, 9, 8, 1, 8, 3, 1, -1, -1, -1, -1},"</text:p>
      <text:p text:style-name="Preformatted_20_Text">"{11, 1, 2, 11, 7, 1, 7, 5, 1, -1, -1, -1, -1, -1, -1, -1},"</text:p>
      <text:p text:style-name="Preformatted_20_Text"><text:soft-page-break/>"{0, 8, 3, 1, 2, 7, 1, 7, 5, 7, 2, 11, -1, -1, -1, -1},"</text:p>
      <text:p text:style-name="Preformatted_20_Text">"{9, 7, 5, 9, 2, 7, 9, 0, 2, 2, 11, 7, -1, -1, -1, -1},"</text:p>
      <text:p text:style-name="Preformatted_20_Text">"{7, 5, 2, 7, 2, 11, 5, 9, 2, 3, 2, 8, 9, 8, 2, -1},"</text:p>
      <text:p text:style-name="Preformatted_20_Text">"{2, 5, 10, 2, 3, 5, 3, 7, 5, -1, -1, -1, -1, -1, -1, -1},"</text:p>
      <text:p text:style-name="Preformatted_20_Text">"{8, 2, 0, 8, 5, 2, 8, 7, 5, 10, 2, 5, -1, -1, -1, -1},"</text:p>
      <text:p text:style-name="Preformatted_20_Text">"{9, 0, 1, 5, 10, 3, 5, 3, 7, 3, 10, 2, -1, -1, -1, -1},"</text:p>
      <text:p text:style-name="Preformatted_20_Text">"{9, 8, 2, 9, 2, 1, 8, 7, 2, 10, 2, 5, 7, 5, 2, -1},"</text:p>
      <text:p text:style-name="Preformatted_20_Text">"{1, 3, 5, 3, 7, 5, -1, -1, -1, -1, -1, -1, -1, -1, -1, -1},"</text:p>
      <text:p text:style-name="Preformatted_20_Text">"{0, 8, 7, 0, 7, 1, 1, 7, 5, -1, -1, -1, -1, -1, -1, -1},"</text:p>
      <text:p text:style-name="Preformatted_20_Text">"{9, 0, 3, 9, 3, 5, 5, 3, 7, -1, -1, -1, -1, -1, -1, -1},"</text:p>
      <text:p text:style-name="Preformatted_20_Text">"{9, 8, 7, 5, 9, 7, -1, -1, -1, -1, -1, -1, -1, -1, -1, -1},"</text:p>
      <text:p text:style-name="Preformatted_20_Text">"{5, 8, 4, 5, 10, 8, 10, 11, 8, -1, -1, -1, -1, -1, -1, -1},"</text:p>
      <text:p text:style-name="Preformatted_20_Text">"{5, 0, 4, 5, 11, 0, 5, 10, 11, 11, 3, 0, -1, -1, -1, -1},"</text:p>
      <text:p text:style-name="Preformatted_20_Text">"{0, 1, 9, 8, 4, 10, 8, 10, 11, 10, 4, 5, -1, -1, -1, -1},"</text:p>
      <text:p text:style-name="Preformatted_20_Text">"{10, 11, 4, 10, 4, 5, 11, 3, 4, 9, 4, 1, 3, 1, 4, -1},"</text:p>
      <text:p text:style-name="Preformatted_20_Text">"{2, 5, 1, 2, 8, 5, 2, 11, 8, 4, 5, 8, -1, -1, -1, -1},"</text:p>
      <text:p text:style-name="Preformatted_20_Text">"{0, 4, 11, 0, 11, 3, 4, 5, 11, 2, 11, 1, 5, 1, 11, -1},"</text:p>
      <text:p text:style-name="Preformatted_20_Text">"{0, 2, 5, 0, 5, 9, 2, 11, 5, 4, 5, 8, 11, 8, 5, -1},"</text:p>
      <text:p text:style-name="Preformatted_20_Text">"{9, 4, 5, 2, 11, 3, -1, -1, -1, -1, -1, -1, -1, -1, -1, -1},"</text:p>
      <text:p text:style-name="Preformatted_20_Text">"{2, 5, 10, 3, 5, 2, 3, 4, 5, 3, 8, 4, -1, -1, -1, -1},"</text:p>
      <text:p text:style-name="Preformatted_20_Text">"{5, 10, 2, 5, 2, 4, 4, 2, 0, -1, -1, -1, -1, -1, -1, -1},"</text:p>
      <text:p text:style-name="Preformatted_20_Text">"{3, 10, 2, 3, 5, 10, 3, 8, 5, 4, 5, 8, 0, 1, 9, -1},"</text:p>
      <text:p text:style-name="Preformatted_20_Text">"{5, 10, 2, 5, 2, 4, 1, 9, 2, 9, 4, 2, -1, -1, -1, -1},"</text:p>
      <text:p text:style-name="Preformatted_20_Text">"{8, 4, 5, 8, 5, 3, 3, 5, 1, -1, -1, -1, -1, -1, -1, -1},"</text:p>
      <text:p text:style-name="Preformatted_20_Text">"{0, 4, 5, 1, 0, 5, -1, -1, -1, -1, -1, -1, -1, -1, -1, -1},"</text:p>
      <text:p text:style-name="Preformatted_20_Text">"{8, 4, 5, 8, 5, 3, 9, 0, 5, 0, 3, 5, -1, -1, -1, -1},"</text:p>
      <text:p text:style-name="Preformatted_20_Text">"{9, 4, 5, -1, -1, -1, -1, -1, -1, -1, -1, -1, -1, -1, -1, -1},"</text:p>
      <text:p text:style-name="Preformatted_20_Text">"{4, 11, 7, 4, 9, 11, 9, 10, 11, -1, -1, -1, -1, -1, -1, -1},"</text:p>
      <text:p text:style-name="Preformatted_20_Text">"{0, 8, 3, 4, 9, 7, 9, 11, 7, 9, 10, 11, -1, -1, -1, -1},"</text:p>
      <text:p text:style-name="Preformatted_20_Text">"{1, 10, 11, 1, 11, 4, 1, 4, 0, 7, 4, 11, -1, -1, -1, -1},"</text:p>
      <text:p text:style-name="Preformatted_20_Text">"{3, 1, 4, 3, 4, 8, 1, 10, 4, 7, 4, 11, 10, 11, 4, -1},"</text:p>
      <text:p text:style-name="Preformatted_20_Text">"{4, 11, 7, 9, 11, 4, 9, 2, 11, 9, 1, 2, -1, -1, -1, -1},"</text:p>
      <text:p text:style-name="Preformatted_20_Text">"{9, 7, 4, 9, 11, 7, 9, 1, 11, 2, 11, 1, 0, 8, 3, -1},"</text:p>
      <text:p text:style-name="Preformatted_20_Text">"{11, 7, 4, 11, 4, 2, 2, 4, 0, -1, -1, -1, -1, -1, -1, -1},"</text:p>
      <text:p text:style-name="Preformatted_20_Text">"{11, 7, 4, 11, 4, 2, 8, 3, 4, 3, 2, 4, -1, -1, -1, -1},"</text:p>
      <text:p text:style-name="Preformatted_20_Text">"{2, 9, 10, 2, 7, 9, 2, 3, 7, 7, 4, 9, -1, -1, -1, -1},"</text:p>
      <text:p text:style-name="Preformatted_20_Text">"{9, 10, 7, 9, 7, 4, 10, 2, 7, 8, 7, 0, 2, 0, 7, -1},"</text:p>
      <text:p text:style-name="Preformatted_20_Text">"{3, 7, 10, 3, 10, 2, 7, 4, 10, 1, 10, 0, 4, 0, 10, -1},"</text:p>
      <text:p text:style-name="Preformatted_20_Text">"{1, 10, 2, 8, 7, 4, -1, -1, -1, -1, -1, -1, -1, -1, -1, -1},"</text:p>
      <text:p text:style-name="Preformatted_20_Text">"{4, 9, 1, 4, 1, 7, 7, 1, 3, -1, -1, -1, -1, -1, -1, -1},"</text:p>
      <text:p text:style-name="Preformatted_20_Text">"{4, 9, 1, 4, 1, 7, 0, 8, 1, 8, 7, 1, -1, -1, -1, -1},"</text:p>
      <text:p text:style-name="Preformatted_20_Text">"{4, 0, 3, 7, 4, 3, -1, -1, -1, -1, -1, -1, -1, -1, -1, -1},"</text:p>
      <text:p text:style-name="Preformatted_20_Text">"{4, 8, 7, -1, -1, -1, -1, -1, -1, -1, -1, -1, -1, -1, -1, -1},"</text:p>
      <text:p text:style-name="Preformatted_20_Text">"{9, 10, 8, 10, 11, 8, -1, -1, -1, -1, -1, -1, -1, -1, -1, -1},"</text:p>
      <text:p text:style-name="Preformatted_20_Text">"{3, 0, 9, 3, 9, 11, 11, 9, 10, -1, -1, -1, -1, -1, -1, -1},"</text:p>
      <text:p text:style-name="Preformatted_20_Text">"{0, 1, 10, 0, 10, 8, 8, 10, 11, -1, -1, -1, -1, -1, -1, -1},"</text:p>
      <text:p text:style-name="Preformatted_20_Text">"{3, 1, 10, 11, 3, 10, -1, -1, -1, -1, -1, -1, -1, -1, -1, -1},"</text:p>
      <text:p text:style-name="Preformatted_20_Text">"{1, 2, 11, 1, 11, 9, 9, 11, 8, -1, -1, -1, -1, -1, -1, -1},"</text:p>
      <text:p text:style-name="Preformatted_20_Text">"{3, 0, 9, 3, 9, 11, 1, 2, 9, 2, 11, 9, -1, -1, -1, -1},"</text:p>
      <text:p text:style-name="Preformatted_20_Text">"{0, 2, 11, 8, 0, 11, -1, -1, -1, -1, -1, -1, -1, -1, -1, -1},"</text:p>
      <text:p text:style-name="Preformatted_20_Text">"{3, 2, 11, -1, -1, -1, -1, -1, -1, -1, -1, -1, -1, -1, -1, -1},"</text:p>
      <text:p text:style-name="Preformatted_20_Text">"{2, 3, 8, 2, 8, 10, 10, 8, 9, -1, -1, -1, -1, -1, -1, -1},"</text:p>
      <text:p text:style-name="Preformatted_20_Text">"{9, 10, 2, 0, 9, 2, -1, -1, -1, -1, -1, -1, -1, -1, -1, -1},"</text:p>
      <text:p text:style-name="Preformatted_20_Text">"{2, 3, 8, 2, 8, 10, 0, 1, 8, 1, 10, 8, -1, -1, -1, -1},"</text:p>
      <text:p text:style-name="Preformatted_20_Text">"{1, 10, 2, -1, -1, -1, -1, -1, -1, -1, -1, -1, -1, -1, -1, -1},"</text:p>
      <text:p text:style-name="Preformatted_20_Text">"{1, 3, 8, 9, 1, 8, -1, -1, -1, -1, -1, -1, -1, -1, -1, -1},"</text:p>
      <text:p text:style-name="Preformatted_20_Text">"{0, 9, 1, -1, -1, -1, -1, -1, -1, -1, -1, -1, -1, -1, -1, -1},"</text:p>
      <text:p text:style-name="Preformatted_20_Text">"{0, 3, 8, -1, -1, -1, -1, -1, -1, -1, -1, -1, -1, -1, -1, -1},"</text:p>
      <text:p text:style-name="Preformatted_20_Text"><text:soft-page-break/>"{-1, -1, -1, -1, -1, -1, -1, -1, -1, -1, -1, -1, -1, -1, -1, -1}};\n"</text:p>
      <text:p text:style-name="Preformatted_20_Text"/>
      <text:p text:style-name="Preformatted_20_Text"/>
      <text:p text:style-name="Preformatted_20_Text"><text:s text:c="3"/>"if (edgeTable[cubeindex] &amp; 1)\n"</text:p>
      <text:p text:style-name="Preformatted_20_Text"><text:s text:c="6"/>"vertlist[0] =\n"</text:p>
      <text:p text:style-name="Preformatted_20_Text"><text:s text:c="9"/>"VertexInterp(isolevel,grid.p[0],grid.p[1],grid.val[0],grid.val[1]);\n"</text:p>
      <text:p text:style-name="Preformatted_20_Text"><text:s text:c="3"/>"if (edgeTable[cubeindex] &amp; 2)\n"</text:p>
      <text:p text:style-name="Preformatted_20_Text"><text:s text:c="6"/>"vertlist[1] =\n"</text:p>
      <text:p text:style-name="Preformatted_20_Text"><text:s text:c="9"/>"VertexInterp(isolevel,grid.p[1],grid.p[2],grid.val[1],grid.val[2]);\n"</text:p>
      <text:p text:style-name="Preformatted_20_Text"><text:s text:c="3"/>"if (edgeTable[cubeindex] &amp; 4)\n"</text:p>
      <text:p text:style-name="Preformatted_20_Text"><text:s text:c="6"/>"vertlist[2] =\n"</text:p>
      <text:p text:style-name="Preformatted_20_Text"><text:s text:c="9"/>"VertexInterp(isolevel,grid.p[2],grid.p[3],grid.val[2],grid.val[3]);\n"</text:p>
      <text:p text:style-name="Preformatted_20_Text"><text:s text:c="3"/>"if (edgeTable[cubeindex] &amp; 8)\n"</text:p>
      <text:p text:style-name="Preformatted_20_Text"><text:s text:c="6"/>"vertlist[3] =\n"</text:p>
      <text:p text:style-name="Preformatted_20_Text"><text:s text:c="9"/>"VertexInterp(isolevel,grid.p[3],grid.p[0],grid.val[3],grid.val[0]);\n"</text:p>
      <text:p text:style-name="Preformatted_20_Text"><text:s text:c="3"/>"if (edgeTable[cubeindex] &amp; 16)\n"</text:p>
      <text:p text:style-name="Preformatted_20_Text"><text:s text:c="6"/>"vertlist[4] =\n"</text:p>
      <text:p text:style-name="Preformatted_20_Text"><text:s text:c="9"/>"VertexInterp(isolevel,grid.p[4],grid.p[5],grid.val[4],grid.val[5]);\n"</text:p>
      <text:p text:style-name="Preformatted_20_Text"><text:s text:c="3"/>"if (edgeTable[cubeindex] &amp; 32)\n"</text:p>
      <text:p text:style-name="Preformatted_20_Text"><text:s text:c="6"/>"vertlist[5] =\n"</text:p>
      <text:p text:style-name="Preformatted_20_Text"><text:s text:c="9"/>"VertexInterp(isolevel,grid.p[5],grid.p[6],grid.val[5],grid.val[6]);\n"</text:p>
      <text:p text:style-name="Preformatted_20_Text"><text:s text:c="3"/>"if (edgeTable[cubeindex] &amp; 64)\n"</text:p>
      <text:p text:style-name="Preformatted_20_Text"><text:s text:c="6"/>"vertlist[6] =\n"</text:p>
      <text:p text:style-name="Preformatted_20_Text"><text:s text:c="9"/>"VertexInterp(isolevel,grid.p[6],grid.p[7],grid.val[6],grid.val[7]);\n"</text:p>
      <text:p text:style-name="Preformatted_20_Text"><text:s text:c="3"/>"if (edgeTable[cubeindex] &amp; 128)\n"</text:p>
      <text:p text:style-name="Preformatted_20_Text"><text:s text:c="6"/>"vertlist[7] =\n"</text:p>
      <text:p text:style-name="Preformatted_20_Text"><text:s text:c="9"/>"VertexInterp(isolevel,grid.p[7],grid.p[4],grid.val[7],grid.val[4]);\n"</text:p>
      <text:p text:style-name="Preformatted_20_Text"><text:s text:c="3"/>"if (edgeTable[cubeindex] &amp; 256)\n"</text:p>
      <text:p text:style-name="Preformatted_20_Text"><text:s text:c="6"/>"vertlist[8] =\n"</text:p>
      <text:p text:style-name="Preformatted_20_Text"><text:s text:c="9"/>"VertexInterp(isolevel,grid.p[0],grid.p[4],grid.val[0],grid.val[4]);\n"</text:p>
      <text:p text:style-name="Preformatted_20_Text"><text:s text:c="3"/>"if (edgeTable[cubeindex] &amp; 512)\n"</text:p>
      <text:p text:style-name="Preformatted_20_Text"><text:s text:c="6"/>"vertlist[9] =\n"</text:p>
      <text:p text:style-name="Preformatted_20_Text"><text:s text:c="9"/>"VertexInterp(isolevel,grid.p[1],grid.p[5],grid.val[1],grid.val[5]);\n"</text:p>
      <text:p text:style-name="Preformatted_20_Text"><text:s text:c="3"/>"if (edgeTable[cubeindex] &amp; 1024)\n"</text:p>
      <text:p text:style-name="Preformatted_20_Text"><text:s text:c="6"/>"vertlist[10] =\n"</text:p>
      <text:p text:style-name="Preformatted_20_Text"><text:s text:c="9"/>"VertexInterp(isolevel,grid.p[2],grid.p[6],grid.val[2],grid.val[6]);\n"</text:p>
      <text:p text:style-name="Preformatted_20_Text"><text:s text:c="3"/>"if (edgeTable[cubeindex] &amp; 2048)\n"</text:p>
      <text:p text:style-name="Preformatted_20_Text"><text:s text:c="6"/>"vertlist[11] =\n"</text:p>
      <text:p text:style-name="Preformatted_20_Text"><text:s text:c="9"/>"VertexInterp(isolevel,grid.p[3],grid.p[7],grid.val[3],grid.val[7]);\n"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WenQuanYi Micro Hei1" style:font-size-asian="10pt" style:font-name-complex="DejaVu Sans Mono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ne </meta:initial-creator>
    <meta:creation-date>2012-04-30T22:43:46</meta:creation-date>
    <dc:date>2012-04-30T23:56:06</dc:date>
    <dc:creator>Anne </dc:creator>
    <meta:editing-duration>PT1H12M21S</meta:editing-duration>
    <meta:editing-cycles>5</meta:editing-cycles>
    <meta:generator>LibreOffice/3.4$Unix LibreOffice_project/340m1$Build-402</meta:generator>
    <meta:document-statistic meta:table-count="0" meta:image-count="0" meta:object-count="0" meta:page-count="6" meta:paragraph-count="326" meta:word-count="4459" meta:character-count="18674" meta:non-whitespace-character-count="14324"/>
  </office:meta>
</office:document-meta>
</file>